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judul_20_A.">
      <style:text-properties officeooo:rsid="00119abd"/>
    </style:style>
    <style:style style:name="P2" style:family="paragraph" style:parent-style-name="judul_20_A." style:master-page-name="Hal_20_kanan_20_">
      <style:paragraph-properties style:page-number="auto"/>
    </style:style>
    <style:style style:name="P3" style:family="paragraph" style:parent-style-name="Footer">
      <style:paragraph-properties fo:text-align="end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><text:soft-page-break/></text:p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><text:soft-page-break/></text:p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><text:soft-page-break/></text:p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/>
      <text:p text:style-name="judul_20_A."><text:soft-page-break/></text:p>
      <text:p text:style-name="judul_20_A."/>
      <text:p text:style-name="judul_20_A."/>
      <text:p text:style-name="judul_20_A.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si_20_A" style:display-name="isi A" style:family="paragraph">
      <style:paragraph-properties fo:margin-left="0.7cm" fo:margin-right="0cm" fo:text-align="justify" style:justify-single-word="false" fo:text-indent="0cm" style:auto-text-indent="false"/>
      <style:text-properties style:font-size-asian="10.5pt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isi_20_1" style:display-name="isi 1" style:family="paragraph">
      <style:paragraph-properties fo:margin-left="1.199cm" fo:margin-right="0cm" fo:text-indent="0cm" style:auto-text-indent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judul_20_A." style:display-name="judul A." style:family="paragraph">
      <style:text-properties fo:font-size="16pt" fo:font-weight="bold" style:font-size-asian="10.5pt"/>
    </style:style>
    <style:style style:name="judul_20_1." style:display-name="judul 1." style:family="paragraph">
      <style:paragraph-properties fo:margin-left="0.7cm" fo:margin-right="0cm" fo:text-indent="0cm" style:auto-text-indent="false"/>
      <style:text-properties fo:font-size="14pt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17.6cm" fo:page-height="25cm" style:num-format="1" style:print-orientation="portrait" fo:margin-top="3cm" fo:margin-bottom="3cm" fo:margin-left="4.001cm" fo:margin-right="3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3">
      <style:page-layout-properties fo:page-width="17.6cm" fo:page-height="25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al_20_kanan_20_" style:display-name="Hal kanan " style:page-layout-name="Mpm2" style:next-style-name="Hal_20_kiri_20_">
      <style:footer>
        <text:p text:style-name="MP1"><text:page-number text:select-page="current">5</text:page-number></text:p>
      </style:footer>
    </style:master-page>
    <style:master-page style:name="Hal_20_kiri_20_" style:display-name="Hal kiri " style:page-layout-name="Mpm3" style:next-style-name="Hal_20_kanan_20_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9:52:26.614797203</meta:creation-date>
    <dc:date>2019-01-04T20:40:16.636340049</dc:date>
    <meta:editing-duration>PT15M53S</meta:editing-duration>
    <meta:editing-cycles>2</meta:editing-cycles>
    <meta:generator>LibreOffice/5.1.2.2$Linux_x86 LibreOffice_project/d3bf12ecb743fc0d20e0be0c58ca359301eb705f</meta:generator>
    <meta:document-statistic meta:table-count="0" meta:image-count="0" meta:object-count="0" meta:page-count="5" meta:paragraph-count="3" meta:word-count="3" meta:character-count="3" meta:non-whitespace-character-count="3"/>
  </office:meta>
</office:document-meta>
</file>